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951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384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0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align="center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9" style:family="paragraph">
      <style:paragraph-properties fo:margin-left="0.635cm" fo:margin-right="0cm" fo:margin-top="0cm" fo:margin-bottom="0cm" fo:text-align="center" fo:text-indent="-0.635cm" style:text-autospace="none"/>
    </style:style>
    <style:style style:name="P10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T1" style:family="text">
      <style:text-properties fo:color="#000000" style:font-name="Segoe UI Semibold" fo:font-size="28pt" fo:text-shadow="none" style:text-underline-style="none" style:font-size-asian="28pt" style:font-size-complex="28pt"/>
    </style:style>
    <style:style style:name="T2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3" style:family="text">
      <style:text-properties fo:color="#000000" style:font-name="Segoe UI Semibold" fo:font-size="16pt" fo:font-style="italic" fo:text-shadow="none" style:text-underline-style="none" style:font-size-asian="16pt" style:font-style-asian="italic" style:font-size-complex="16pt" style:font-style-complex="italic"/>
    </style:style>
    <style:style style:name="T4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Arial" fo:font-size="24pt" fo:text-shadow="none" fo:font-weight="bold" style:font-name-asian="Arial1" style:font-size-asian="24pt" style:font-weight-asian="bold" style:font-name-complex="Arial1" style:font-size-complex="24pt" style:font-weight-complex="bold"/>
    </style:style>
    <style:style style:name="T6" style:family="text">
      <style:text-properties fo:color="#cc0000" style:font-name="Arial" fo:font-size="32pt" fo:text-shadow="none" fo:font-weight="bold" style:font-name-asian="Arial1" style:font-size-asian="32pt" style:font-weight-asian="bold" style:font-name-complex="Arial1" style:font-size-complex="32pt" style:font-weight-complex="bold"/>
    </style:style>
    <style:style style:name="T7" style:family="text">
      <style:text-properties fo:color="#ffffff" style:font-name="Segoe UI Semibold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8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9" style:family="text">
      <style:text-properties fo:color="#cc0000" style:font-name="Arial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10" style:family="text">
      <style:text-properties fo:color="#000000" style:font-name="Segoe UI Semibold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c0000" style:font-name="Arial1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13" style:family="text">
      <style:text-properties fo:color="#ffffff" style:font-name="Segoe UI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3.302cm" svg:x="2.054cm" svg:y="0.732cm">
          <draw:text-box>
            <text:p text:style-name="P1"><text:span text:style-name="T1"><text:s text:c="12"/></text:span><text:span text:style-name="T2">Hymn of Praise</text:span><text:span text:style-name="T1"> </text:span><text:span text:style-name="T3">(LSB p.155)</text:span></text:p>
            <text:p text:style-name="P1"><text:span text:style-name="T4">“</text:span><text:span text:style-name="T4">This is the Feas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3.876cm" svg:height="4.201cm" svg:x="2.032cm" svg:y="0.858cm">
          <draw:text-box>
            <text:p text:style-name="P4"><text:span text:style-name="T5">Refrain:</text:span></text:p>
            <text:p text:style-name="P5"><text:span text:style-name="T6">♫</text:span><text:span text:style-name="T7"> </text:span><text:span text:style-name="T8">This is the feast of victory for our God.</text:span></text:p>
            <text:p text:style-name="P5"><text:span text:style-name="T8">Alleluia, alleluia,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4" draw:text-style-name="P8" draw:layer="layout" svg:width="24.892cm" svg:height="6.634cm" svg:x="1.621cm" svg:y="0.732cm">
          <draw:text-box>
            <text:p text:style-name="P5"><text:span text:style-name="T6">♫ </text:span><text:span text:style-name="T8">Worthy is Christ, the Lamb who was slain,</text:span></text:p>
            <text:p text:style-name="P5"><text:span text:style-name="T8">whose blood set us free to be people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3" draw:text-style-name="P6" draw:layer="layout" svg:width="23.876cm" svg:height="4.201cm" svg:x="2.032cm" svg:y="0.879cm">
          <draw:text-box>
            <text:p text:style-name="P4"><text:span text:style-name="T5">Refrain:</text:span></text:p>
            <text:p text:style-name="P5"><text:span text:style-name="T6">♫</text:span><text:span text:style-name="T7"> </text:span><text:span text:style-name="T8">This is the feast of victory for our God.</text:span></text:p>
            <text:p text:style-name="P5"><text:span text:style-name="T8">Alleluia, alleluia,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5" draw:text-style-name="P8" draw:layer="layout" svg:width="24.892cm" svg:height="4.348cm" svg:x="1.621cm" svg:y="0.732cm">
          <draw:text-box>
            <text:p text:style-name="P5"><text:span text:style-name="T6">♫ </text:span><text:span text:style-name="T8">Power, riches, wisdom and strength</text:span></text:p>
            <text:p text:style-name="P5"><text:span text:style-name="T8">and honor, blessing and glory are H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3" draw:text-style-name="P6" draw:layer="layout" svg:width="23.689cm" svg:height="4.201cm" svg:x="2.032cm" svg:y="0.879cm">
          <draw:text-box>
            <text:p text:style-name="P4"><text:span text:style-name="T5">Refrain:</text:span></text:p>
            <text:p text:style-name="P5"><text:span text:style-name="T6">♫</text:span><text:span text:style-name="T7"> </text:span><text:span text:style-name="T8">This is the feast of victory for our God.</text:span></text:p>
            <text:p text:style-name="P5"><text:span text:style-name="T8">Alleluia,alleluia,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>
        <draw:frame draw:style-name="gr6" draw:text-style-name="P10" draw:layer="layout" svg:width="24.13cm" svg:height="4.064cm" svg:x="2.032cm" svg:y="0.762cm">
          <draw:text-box>
            <text:p text:style-name="P9"><text:span text:style-name="T9">♫</text:span><text:span text:style-name="T10"> </text:span><text:span text:style-name="T8">Sing with all the people of God,</text:span></text:p>
            <text:p text:style-name="P5"><text:span text:style-name="T8">and join in the hymn of all creation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draw:frame draw:style-name="gr7" draw:text-style-name="P10" draw:layer="layout" svg:width="23.876cm" svg:height="4.826cm" svg:x="2.032cm" svg:y="1.016cm">
          <draw:text-box>
            <text:p text:style-name="P9"><text:span text:style-name="T11"><text:s/></text:span><text:span text:style-name="T12">♫</text:span><text:span text:style-name="T8">Blessing, honor, glory and might</text:span></text:p>
            <text:p text:style-name="P9"><text:span text:style-name="T8">be to God and the Lamb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3" draw:text-style-name="P6" draw:layer="layout" svg:width="23.876cm" svg:height="4.201cm" svg:x="2.054cm" svg:y="0.75cm">
          <draw:text-box>
            <text:p text:style-name="P4"><text:span text:style-name="T5">Refrain:</text:span></text:p>
            <text:p text:style-name="P5"><text:span text:style-name="T6">♫</text:span><text:span text:style-name="T7"> </text:span><text:span text:style-name="T8">This is the feast of victory for our God.</text:span></text:p>
            <text:p text:style-name="P5"><text:span text:style-name="T8">Alleluia, alleluia,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>
        <draw:frame draw:style-name="gr8" draw:text-style-name="P11" draw:layer="layout" svg:width="24.892cm" svg:height="3.556cm" svg:x="1.524cm" svg:y="0.762cm">
          <draw:text-box>
            <text:p text:style-name="P5"><text:span text:style-name="T12">♫</text:span><text:span text:style-name="T13"> </text:span><text:span text:style-name="T8">For the Lamb who was slain</text:span></text:p>
            <text:p text:style-name="P5"><text:span text:style-name="T8">Has begun His reign.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>
        <draw:frame draw:style-name="gr8" draw:text-style-name="P11" draw:layer="layout" svg:width="24.384cm" svg:height="3.556cm" svg:x="1.778cm" svg:y="1.016cm">
          <draw:text-box>
            <text:p text:style-name="P5"><text:span text:style-name="T12">♫</text:span><text:span text:style-name="T13"> </text:span><text:span text:style-name="T8">This is the feast of victory for our God.</text:span></text:p>
            <text:p text:style-name="P5"><text:span text:style-name="T8">Alleluia, alleluia,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5:40:54.822000000</meta:creation-date>
    <dc:date>2018-04-24T21:23:05.974000000</dc:date>
    <meta:editing-duration>PT39M5S</meta:editing-duration>
    <meta:editing-cycles>10</meta:editing-cycles>
    <meta:generator>LibreOffice/6.0.1.1$Windows_X86_64 LibreOffice_project/60bfb1526849283ce2491346ed2aa51c465abfe6</meta:generator>
    <meta:document-statistic meta:object-count="54"/>
  </office:meta>
</office:document-meta>
</file>